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Lucida Grande" svg:font-family="Lucida Grand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2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2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2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2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2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2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2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2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text:list-style style:name="LFO3">
      <text:list-level-style-bullet text:level="1" text:style-name="WW_CharLFO3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3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3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3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3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3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3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3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3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text:list-style style:name="LFO4">
      <text:list-level-style-bullet text:level="1" text:style-name="WW_CharLFO4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4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4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4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4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4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4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4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4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style="italic" style:font-style-asian="italic" style:font-style-complex="italic"/>
    </style:style>
    <style:style style:name="P3" style:parent-style-name="Standard" style:family="paragraph"/>
    <style:style style:name="P4" style:parent-style-name="Standard" style:family="paragraph"/>
    <style:style style:name="P5" style:parent-style-name="Standard" style:family="paragraph"/>
    <style:style style:name="TableColumn7" style:family="table-column">
      <style:table-column-properties style:column-width="6.693in" style:use-optimal-column-width="false"/>
    </style:style>
    <style:style style:name="Table6" style:family="table">
      <style:table-properties style:width="6.693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TableRow10" style:family="table-row">
      <style:table-row-properties style:use-optimal-row-height="false"/>
    </style:style>
    <style:style style:name="TableCell11"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2" style:family="table-row">
      <style:table-row-properties style:min-row-height="0.0173in" style:use-optimal-row-height="false"/>
    </style:style>
    <style:style style:name="TableCell1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 style:parent-style-name="Standard" style:family="paragraph">
      <style:paragraph-properties fo:break-before="page"/>
    </style:style>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paragraph-properties fo:margin-left="0.7659in" fo:text-indent="-0.25in">
        <style:tab-stops/>
      </style:paragraph-properties>
    </style:style>
    <style:style style:name="P36" style:parent-style-name="Standard" style:family="paragraph"/>
    <style:style style:name="P37" style:parent-style-name="Standard" style:family="paragraph"/>
    <style:style style:name="P38" style:parent-style-name="Standard" style:family="paragraph">
      <style:paragraph-properties fo:margin-left="1.0159in">
        <style:tab-stops/>
      </style:paragraph-properties>
    </style:style>
    <style:style style:name="P39" style:parent-style-name="Standard" style:family="paragraph"/>
    <style:style style:name="P40" style:parent-style-name="Standard" style:family="paragraph">
      <style:paragraph-properties fo:margin-left="0.7659in" fo:text-indent="-0.25in">
        <style:tab-stops/>
      </style:paragraph-properties>
    </style:style>
    <style:style style:name="P41" style:parent-style-name="Standard" style:family="paragraph"/>
    <style:style style:name="P42" style:parent-style-name="Standard" style:family="paragraph"/>
    <style:style style:name="P43" style:parent-style-name="Standard" style:family="paragraph"/>
    <style:style style:name="P44" style:parent-style-name="Standard" style:family="paragraph">
      <style:paragraph-properties fo:margin-left="0.7659in" fo:text-indent="-0.25in">
        <style:tab-stops/>
      </style:paragraph-properties>
    </style:style>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paragraph-properties fo:margin-left="0.5in">
        <style:tab-stops/>
      </style:paragraph-properties>
    </style:style>
    <style:style style:name="P51" style:parent-style-name="Standard" style:family="paragraph">
      <style:paragraph-properties fo:margin-left="0.5in">
        <style:tab-stops/>
      </style:paragraph-properties>
    </style:style>
    <style:style style:name="P52" style:parent-style-name="Standard" style:family="paragraph">
      <style:paragraph-properties fo:margin-left="0.5in">
        <style:tab-stops/>
      </style:paragraph-properties>
    </style:style>
  </office:automatic-styles>
  <office:body>
    <office:text text:use-soft-page-breaks="true">
      <text:p text:style-name="P1">Cahier des charges du projet informatique</text:p>
      <text:p text:style-name="P2">STPI 2</text:p>
      <text:p text:style-name="Standard"/>
      <text:p text:style-name="Standard"/>
      <text:p text:style-name="Standard">Groupe : C</text:p>
      <text:p text:style-name="Standard"/>
      <text:p text:style-name="Standard">Nom et prénom des élèves du trinôme :</text:p>
      <text:list text:style-name="LFO1" text:continue-numbering="true">
        <text:list-item>
          <text:p text:style-name="P3">_____________________________</text:p>
        </text:list-item>
        <text:list-item>
          <text:p text:style-name="P4">_____________________________</text:p>
        </text:list-item>
        <text:list-item>
          <text:p text:style-name="P5">_____________________________</text:p>
        </text:list-item>
      </text:list>
      <text:p text:style-name="Standard"/>
      <text:p text:style-name="Standard"/>
      <text:p text:style-name="Standard">Titre du projet :</text:p>
      <text:p text:style-name="Standard">Break out</text:p>
      <text:p text:style-name="Standard"/>
      <text:p text:style-name="Standard"/>
      <text:p text:style-name="Standard">Descriptif :</text:p>
      <table:table table:style-name="Table6">
        <table:table-columns>
          <table:table-column table:style-name="TableColumn7"/>
        </table:table-columns>
        <table:table-row table:style-name="TableRow8">
          <table:table-cell table:style-name="TableCell9">
            <text:p text:style-name="TableContents"/>
          </table:table-cell>
        </table:table-row>
        <table:table-row table:style-name="TableRow10">
          <table:table-cell table:style-name="TableCell11">
            <text:p text:style-name="TableContents"/>
          </table:table-cell>
        </table:table-row>
        <table:table-row table:style-name="TableRow12">
          <table:table-cell table:style-name="TableCell13">
            <text:p text:style-name="TableContents"/>
          </table:table-cell>
        </table:table-row>
        <table:table-row table:style-name="TableRow14">
          <table:table-cell table:style-name="TableCell15">
            <text:p text:style-name="TableContents"/>
          </table:table-cell>
        </table:table-row>
        <table:table-row table:style-name="TableRow16">
          <table:table-cell table:style-name="TableCell17">
            <text:p text:style-name="TableContents"/>
          </table:table-cell>
        </table:table-row>
        <table:table-row table:style-name="TableRow18">
          <table:table-cell table:style-name="TableCell19">
            <text:p text:style-name="TableContents">Ce projet consiste en la création d'un jeu de casse-briques en Pascal, où le joueur contrôle une<text:s/>barre<text:s/>pour faire rebondir une balle et détruire des briques. Les règles sont simples : le joueur doit empêcher la balle de tomber en utilisant la<text:s/>barre<text:s/>pour la renvoyer vers le haut et détruire les briques situées en haut de l'écran. Le jeu se termine lorsque toutes les briques sont détruites, et le joueur marque des points en fonction du nombre de briques détruites.</text:p>
          </table:table-cell>
        </table:table-row>
        <table:table-row table:style-name="TableRow20">
          <table:table-cell table:style-name="TableCell21">
            <text:p text:style-name="TableContents"/>
            <text:p text:style-name="TableContents"/>
            <text:p text:style-name="TableContents">Déroulement :<text:s/></text:p>
            <text:p text:style-name="TableContents"/>
            <text:p text:style-name="TableContents">Le joueur commence avec une barre placée en bas de l'écran et une balle qui rebondit automatiquement.</text:p>
            <text:p text:style-name="TableContents">L'objectif est de faire rebondir la balle avec la barre pour détruire les briques situées en haut de l'écran.</text:p>
            <text:p text:style-name="TableContents">Chaque fois que la balle touche une brique, la brique est détruite, et le joueur gagne des points.</text:p>
            <text:p text:style-name="TableContents">Le jeu se termine lorsque toutes les briques sont détruites, et le joueur peut enregistrer son score.</text:p>
            <text:p text:style-name="TableContents">Le joueur peut déplacer la barre horizontalement à l'aide des touches du clavier ou souris pour contrôler la direction de la balle.</text:p>
            <text:p text:style-name="TableContents">Si la balle atteint le bas de l'écran sans être renvoyée par la barre, le joueur perd une vie. Le jeu se termine lorsque toutes les vies sont épuisées.</text:p>
            <text:p text:style-name="TableContents"/>
            <text:p text:style-name="TableContents"/>
          </table:table-cell>
        </table:table-row>
        <table:table-row table:style-name="TableRow22">
          <table:table-cell table:style-name="TableCell23">
            <text:p text:style-name="TableContents"/>
          </table:table-cell>
        </table:table-row>
      </table:table>
      <text:p text:style-name="Standard"/>
      <text:p text:style-name="P24"/>
      <text:p text:style-name="Standard">Fonctionnalités attendues :</text:p>
      <text:list text:style-name="LFO1" text:continue-numbering="true">
        <text:list-item>
          <text:p text:style-name="P25">Déplacer une barre avec une interface utilisateur<text:s/></text:p>
        </text:list-item>
        <text:list-item>
          <text:p text:style-name="P26">Déplacer une balle qui rebondi automatiquement___</text:p>
        </text:list-item>
        <text:list-item>
          <text:p text:style-name="P27">Gestion victoire défaite_______________________</text:p>
        </text:list-item>
        <text:list-item>
          <text:p text:style-name="P28">Différents niveau difficultés__________________</text:p>
        </text:list-item>
        <text:list-item>
          <text:p text:style-name="P29">Menu d’accueil/menu pause__________________________________</text:p>
        </text:list-item>
        <text:list-item>
          <text:p text:style-name="P30">Tableau des meilleurs scores_________________</text:p>
        </text:list-item>
        <text:list-item>
          <text:p text:style-name="P31">Brique qui se casse après 1 ou plusieurs touché____________________________</text:p>
        </text:list-item>
        <text:list-item>
          <text:p text:style-name="P32">_________________________________________________________</text:p>
        </text:list-item>
        <text:list-item>
          <text:p text:style-name="P33">Eventuellement<text:s/>version 2 jouer type Pong (2 balles + 2 jouer face à face) _______</text:p>
        </text:list-item>
      </text:list>
      <text:p text:style-name="Standard"/>
      <text:p text:style-name="Standard"/>
      <text:p text:style-name="Standard"/>
      <text:p text:style-name="Standard"/>
      <text:p text:style-name="Standard">Versions prévues (indiquant le contenu du programme dans cette version et sa date de livraison) :</text:p>
      <text:list text:style-name="LFO1" text:continue-numbering="true">
        <text:list-item>
          <text:p text:style-name="P34">Version no1, date prévue : 13/10</text:p>
        </text:list-item>
      </text:list>
      <text:p text:style-name="P35">Fonctionnalités<text:s/>implémentées :</text:p>
      <text:list text:style-name="LFO2" text:continue-numbering="true">
        <text:list-item>
          <text:p text:style-name="P36">Création de l’espace de jeu (tableau)</text:p>
        </text:list-item>
        <text:list-item>
          <text:p text:style-name="P37">Faire apparaitre objet<text:s/>(type<text:s/>brique,<text:s/>barre)</text:p>
        </text:list-item>
      </text:list>
      <text:p text:style-name="P38">Si possible le tout en<text:s/>sdl<text:s/></text:p>
      <text:list text:style-name="LFO1" text:continue-numbering="true">
        <text:list-item>
          <text:p text:style-name="P39">Version no2, date prévue :<text:s/>10/11/2023</text:p>
        </text:list-item>
      </text:list>
      <text:p text:style-name="P40">Fonctionnalités<text:s/>implémentées :</text:p>
      <text:list text:style-name="LFO3" text:continue-numbering="true">
        <text:list-item>
          <text:p text:style-name="P41">Faire bouger la balle en<text:s/>sdl</text:p>
        </text:list-item>
        <text:list-item>
          <text:p text:style-name="P42">Menu /interface disponible________________________</text:p>
        </text:list-item>
      </text:list>
      <text:list text:style-name="LFO1" text:continue-numbering="true">
        <text:list-item>
          <text:p text:style-name="P43">Version no3, date prévue :<text:s/>6/12</text:p>
        </text:list-item>
      </text:list>
      <text:p text:style-name="P44">Fonctionnalités<text:s/>implémentées :</text:p>
      <text:list text:style-name="LFO4" text:continue-numbering="true">
        <text:list-item>
          <text:p text:style-name="P45">Fin de jeu<text:s/>____________________________________________</text:p>
        </text:list-item>
        <text:list-item>
          <text:p text:style-name="P46">Tableau des scores<text:s/>__________________________________________</text:p>
        </text:list-item>
        <text:list-item>
          <text:p text:style-name="P47">Vie / score____________________________________</text:p>
        </text:list-item>
        <text:list-item>
          <text:p text:style-name="P48">...</text:p>
        </text:list-item>
      </text:list>
      <text:list text:style-name="LFO1" text:continue-numbering="true">
        <text:list-item>
          <text:p text:style-name="P49">Version no4,<text:s/>date prévue : 20/12</text:p>
        </text:list-item>
      </text:list>
      <text:p text:style-name="P50">Fonctionnalités implémentées :<text:s/></text:p>
      <text:p text:style-name="P51">Optionnel : multijoueur<text:s/></text:p>
      <text:p text:style-name="P52">Version final fini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Lucida Grande" svg:font-family="Lucida Grand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ucida Grande"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Lucida Grande"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Lucida Grande"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2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2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2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2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2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2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2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2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text:list-style style:name="LFO3">
      <text:list-level-style-bullet text:level="1" text:style-name="WW_CharLFO3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3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3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3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3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3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3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3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3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text:list-style style:name="LFO4">
      <text:list-level-style-bullet text:level="1" text:style-name="WW_CharLFO4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4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4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4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4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4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4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4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4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urent Vercouter</meta:initial-creator>
    <dc:creator>Nathan Gros</dc:creator>
    <meta:creation-date>2023-09-20T08:35:00Z</meta:creation-date>
    <dc:date>2023-09-20T08:35:00Z</dc:date>
    <meta:template xlink:href="Normal.dotm" xlink:type="simple"/>
    <meta:editing-cycles>2</meta:editing-cycles>
    <meta:editing-duration>PT0S</meta:editing-duration>
    <meta:document-statistic meta:page-count="2" meta:paragraph-count="5" meta:word-count="423" meta:character-count="2747" meta:row-count="19" meta:non-whitespace-character-count="2329"/>
  </office:meta>
</office:document-meta>
</file>